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Lucida Grande', 'Lucida Sans Unicode', Genev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a81e3" officeooo:paragraph-rsid="001a81e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.8000001907349pt" fo:font-weight="normal" officeooo:rsid="001a81e3" officeooo:paragraph-rsid="001c31e7" style:font-size-asian="11.8000001907349pt" style:font-weight-asian="normal" style:font-size-complex="11.8000001907349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Times New Roman" fo:font-size="11.8000001907349pt" fo:font-weight="normal" officeooo:rsid="001a81e3" officeooo:paragraph-rsid="001a81e3" style:font-size-asian="11.8000001907349pt" style:font-weight-asian="normal" style:font-size-complex="11.800000190734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.8000001907349pt" fo:font-weight="normal" officeooo:rsid="001a81e3" officeooo:paragraph-rsid="001a81e3" style:font-size-asian="11.8000001907349pt" style:font-weight-asian="normal" style:font-size-complex="11.8000001907349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fo:font-size="11.8000001907349pt" fo:font-weight="normal" officeooo:rsid="001a81e3" officeooo:paragraph-rsid="001a81e3" style:font-size-asian="11.8000001907349pt" style:font-weight-asian="normal" style:font-size-complex="11.8000001907349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1.8000001907349pt" fo:font-weight="normal" officeooo:rsid="001c31e7" officeooo:paragraph-rsid="001c31e7" style:font-size-asian="11.8000001907349pt" style:font-weight-asian="normal" style:font-size-complex="11.8000001907349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.8000001907349pt" fo:font-weight="normal" officeooo:rsid="001c31e7" officeooo:paragraph-rsid="001c31e7" style:font-size-asian="11.8000001907349pt" style:font-weight-asian="normal" style:font-size-complex="11.8000001907349pt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Times New Roman" fo:font-size="11.8000001907349pt" fo:font-weight="normal" officeooo:rsid="001c31e7" officeooo:paragraph-rsid="001c31e7" style:font-size-asian="11.8000001907349pt" style:font-weight-asian="normal" style:font-size-complex="11.8000001907349pt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Times New Roman" fo:font-size="11.8000001907349pt" fo:font-weight="normal" officeooo:rsid="001ca291" officeooo:paragraph-rsid="001ca291" style:font-size-asian="11.8000001907349pt" style:font-weight-asian="normal" style:font-size-complex="11.8000001907349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Times New Roman" fo:font-size="11.8000001907349pt" fo:font-weight="normal" officeooo:paragraph-rsid="001ca291" style:font-size-asian="11.8000001907349pt" style:font-size-complex="11.8000001907349pt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Times New Roman" fo:font-size="11.8000001907349pt" fo:font-weight="normal" officeooo:rsid="001ca291" officeooo:paragraph-rsid="001ca291" style:font-size-asian="11.8000001907349pt" style:font-size-complex="11.8000001907349pt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Times New Roman" fo:font-size="11.8000001907349pt" fo:font-weight="normal" officeooo:rsid="001d8f54" officeooo:paragraph-rsid="001d8f54" style:font-size-asian="11.8000001907349pt" style:font-size-complex="11.8000001907349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.8000001907349pt" fo:font-weight="normal" officeooo:rsid="001d8f54" officeooo:paragraph-rsid="001d8f54" style:font-size-asian="11.8000001907349pt" style:font-size-complex="11.8000001907349pt"/>
    </style:style>
    <style:style style:name="P14" style:family="paragraph" style:parent-style-name="Standard" style:list-style-name="L10">
      <style:paragraph-properties fo:text-align="start" style:justify-single-word="false"/>
      <style:text-properties style:font-name="Times New Roman" fo:font-size="11.8000001907349pt" fo:font-weight="normal" officeooo:rsid="001d8f54" officeooo:paragraph-rsid="001d8f54" style:font-size-asian="11.8000001907349pt" style:font-size-complex="11.8000001907349pt"/>
    </style:style>
    <style:style style:name="P15" style:family="paragraph" style:parent-style-name="Standard" style:list-style-name="L11">
      <style:paragraph-properties fo:text-align="start" style:justify-single-word="false"/>
      <style:text-properties officeooo:paragraph-rsid="001e1565"/>
    </style:style>
    <style:style style:name="P16" style:family="paragraph" style:parent-style-name="Standard">
      <style:paragraph-properties fo:text-align="start" style:justify-single-word="false"/>
      <style:text-properties officeooo:paragraph-rsid="001e1565"/>
    </style:style>
    <style:style style:name="P17" style:family="paragraph" style:parent-style-name="Standard">
      <style:paragraph-properties fo:text-align="start" style:justify-single-word="false"/>
      <style:text-properties officeooo:rsid="002b7f90" officeooo:paragraph-rsid="002b7f90"/>
    </style:style>
    <style:style style:name="T1" style:family="text">
      <style:text-properties officeooo:rsid="001a81e3"/>
    </style:style>
    <style:style style:name="T2" style:family="text">
      <style:text-properties officeooo:rsid="001c31e7"/>
    </style:style>
    <style:style style:name="T3" style:family="text">
      <style:text-properties style:font-name="Times New Roman" fo:font-size="12pt" fo:font-weight="normal" officeooo:rsid="001e1565" style:font-size-asian="10.5pt" style:font-weight-asian="normal" style:font-size-complex="12pt" style:font-weight-complex="normal"/>
    </style:style>
    <style:style style:name="T4" style:family="text">
      <style:text-properties style:font-name="Times New Roman" fo:font-weight="normal" officeooo:rsid="001e1565" style:font-weight-asian="normal" style:font-weight-complex="normal"/>
    </style:style>
    <style:style style:name="T5" style:family="text">
      <style:text-properties style:font-name="Times New Roman" fo:font-size="11.8000001907349pt" fo:font-weight="normal" officeooo:rsid="001e1565" style:font-size-asian="11.8000001907349pt" style:font-weight-asian="normal" style:font-size-complex="11.8000001907349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size-asian="10.5pt" style:font-weight-asian="normal" style:font-size-complex="12pt" style:font-weight-complex="normal"/>
    </style:style>
    <style:style style:name="T8" style:family="text">
      <style:text-properties officeooo:rsid="001ca291" style:font-size-asian="10.5pt" style:font-weight-asian="normal" style:font-size-complex="12pt" style:font-weight-complex="normal"/>
    </style:style>
    <style:style style:name="T9" style:family="text">
      <style:text-properties officeooo:rsid="00228668" style:font-size-asian="10.5pt" style:font-weight-asian="normal" style:font-size-complex="12pt" style:font-weight-complex="normal"/>
    </style:style>
    <style:style style:name="T10" style:family="text">
      <style:text-properties officeooo:rsid="001e1565"/>
    </style:style>
    <style:style style:name="T11" style:family="text">
      <style:text-properties officeooo:rsid="00203379"/>
    </style:style>
    <style:style style:name="T12" style:family="text">
      <style:text-properties officeooo:rsid="00215992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1ca291" style:font-weight-asian="normal" style:font-weight-complex="normal"/>
    </style:style>
    <style:style style:name="T15" style:family="text">
      <style:text-properties officeooo:rsid="00228668" style:font-weight-asian="normal" style:font-weight-complex="normal"/>
    </style:style>
    <style:style style:name="T16" style:family="text">
      <style:text-properties fo:font-size="11.8000001907349pt" style:font-size-asian="11.8000001907349pt" style:font-size-complex="11.8000001907349pt"/>
    </style:style>
    <style:style style:name="T17" style:family="text">
      <style:text-properties fo:font-size="11.8000001907349pt" officeooo:rsid="001e1565" style:font-size-asian="11.8000001907349pt" style:font-size-complex="11.800000190734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on Image-Stitching Challenge</text:p>
      <text:p text:style-name="P1"/>
      <text:p text:style-name="P2"><text:span text:style-name="T2">1. The Approach</text:span></text:p>
      <text:p text:style-name="P2"><text:tab/><text:span text:style-name="T2">I adopted a feature based approach for image stitching. I implemented it using Python and <text:tab/>OpenCV.</text:span></text:p>
      <text:p text:style-name="P2"/>
      <text:p text:style-name="P2">1.<text:span text:style-name="T2">1</text:span> Steps involved in image stitching</text:p>
      <text:list xml:id="list6615476064348993847" text:style-name="L2">
        <text:list-item>
          <text:p text:style-name="P3">Extracting key frames from the video.</text:p>
        </text:list-item>
        <text:list-item>
          <text:p text:style-name="P3">Stitching Successive key frames to form the panaroma.</text:p>
        </text:list-item>
      </text:list>
      <text:p text:style-name="P4"/>
      <text:p text:style-name="P4">1.1.<text:span text:style-name="T2">1</text:span> Extracting key frames form video</text:p>
      <text:list xml:id="list2854131261464746699" text:style-name="L3">
        <text:list-item>
          <text:p text:style-name="P5">Video frames are divided into batch_size of 10.</text:p>
        </text:list-item>
        <text:list-item>
          <text:p text:style-name="P5">A mean <text:span text:style-name="T11">frame</text:span> is calculated using these 10 <text:span text:style-name="T11">frames</text:span>.</text:p>
        </text:list-item>
        <text:list-item>
          <text:p text:style-name="P6">Then variance of each <text:span text:style-name="T11">frame</text:span> in the batch is calculated with respect to the mean <text:span text:style-name="T11">frame</text:span>.</text:p>
        </text:list-item>
        <text:list-item>
          <text:p text:style-name="P6">A frame with the minimum variance is selected as the key frame from the respective batch.</text:p>
        </text:list-item>
        <text:list-item>
          <text:p text:style-name="P6">I am considering only one key frame per batch.</text:p>
        </text:list-item>
        <text:list-item>
          <text:p text:style-name="P6">These key frames for every batch are appended in a list.</text:p>
          <text:p text:style-name="P6"/>
        </text:list-item>
      </text:list>
      <text:p text:style-name="P7">1.1.2 <text:span text:style-name="T1">Stitching Successive key frames to form the panaroma</text:span></text:p>
      <text:list xml:id="list1192044653676118053" text:style-name="L6">
        <text:list-item>
          <text:p text:style-name="P8">Two succesive images from this list of key frames are used for processing.</text:p>
        </text:list-item>
        <text:list-item>
          <text:p text:style-name="P8">Features and <text:span text:style-name="T11">d</text:span>escriptors for each image <text:span text:style-name="T11">are</text:span> calculated bsased on user’s choice input.</text:p>
        </text:list-item>
        <text:list-item>
          <text:p text:style-name="P8">Features are matched in both the images using a “<text:span text:style-name="T6">Brute Force Matcher”.</text:span></text:p>
        </text:list-item>
        <text:list-item>
          <text:p text:style-name="P8">The matched key points are used to compute the <text:span text:style-name="T6">homography matrix</text:span>.</text:p>
        </text:list-item>
        <text:list-item>
          <text:p text:style-name="P8">Perspective correction is performed on one of the two images and the corrected image is appended to another image.</text:p>
        </text:list-item>
        <text:list-item>
          <text:p text:style-name="P8">This operation is carried <text:span text:style-name="T11">out </text:span>for con<text:span text:style-name="T11">s</text:span>ecutive <text:span text:style-name="T11">frames</text:span> in the list <text:span text:style-name="T11">of key frames </text:span>to obtain the resulting image.</text:p>
        </text:list-item>
        <text:list-item>
          <text:p text:style-name="P8">The result image is store<text:span text:style-name="T11">d</text:span> as a jpg file.</text:p>
          <text:p text:style-name="P8"/>
        </text:list-item>
      </text:list>
      <text:p text:style-name="P7">2. Algorithms Used</text:p>
      <text:list xml:id="list7577843692690700332" text:style-name="L7">
        <text:list-item>
          <text:p text:style-name="P9">OpenCV has 5 different <text:span text:style-name="T12">implementations of detectors </text:span>and descriptors. They are as follows:</text:p>
          <text:list>
            <text:list-item>
              <text:p text:style-name="P9">SIFT (Scale Invariant Feature Transform)</text:p>
            </text:list-item>
            <text:list-item>
              <text:p text:style-name="P9">SURF (Speedup Robust Feature) without Upright</text:p>
            </text:list-item>
            <text:list-item>
              <text:p text:style-name="P9">SURF (Speedup Robust Feature) with Upright</text:p>
            </text:list-item>
            <text:list-item>
              <text:p text:style-name="P9">STAR Detector with BRIEF descriptor</text:p>
            </text:list-item>
            <text:list-item>
              <text:p text:style-name="P10"><text:span text:style-name="T14">ORB</text:span></text:p>
            </text:list-item>
          </text:list>
        </text:list-item>
        <text:list-item>
          <text:p text:style-name="P11"><text:span text:style-name="T13">I used Brute Force matcher to determine keypoint matches between two successive </text:span><text:span text:style-name="T15">frames</text:span><text:span text:style-name="T13">. </text:span></text:p>
          <text:p text:style-name="P12"><text:span text:style-name="T13">Lowe’s test is performed to find good keypoint matches. “ratio” parameter for the test is set to 0.75</text:span></text:p>
        </text:list-item>
        <text:list-item>
          <text:p text:style-name="P11"><text:span text:style-name="T13">To compute homography between two successive frames RANSAC is used with <text:s text:c="5"/>reprojThresh= 4.0</text:span></text:p>
          <text:p text:style-name="P11"><text:span text:style-name="T13"/></text:p>
        </text:list-item>
      </text:list>
      <text:p text:style-name="P13"><text:span text:style-name="T13">3. Conclusion</text:span></text:p>
      <text:list xml:id="list5482431690764253402" text:style-name="L10">
        <text:list-item>
          <text:p text:style-name="P14"><text:span text:style-name="T13">Different algorithms have different performance with respect to time complexity and quality of result image. </text:span></text:p>
        </text:list-item>
        <text:list-item>
          <text:p text:style-name="P14"><text:span text:style-name="T13">SIFT gives good quality result image at the expense of computational time. </text:span></text:p>
        </text:list-item>
        <text:list-item>
          <text:p text:style-name="P14"><text:span text:style-name="T13">While ORB is fastest amongst above mentioned algorithms it does not produce a good quality result image. </text:span></text:p>
        </text:list-item>
        <text:list-item>
          <text:p text:style-name="P14"><text:span text:style-name="T13">A good trade-off can be obtained using SURF with Upright flag. </text:span></text:p>
        </text:list-item>
        <text:list-item>
          <text:p text:style-name="P14"><text:span text:style-name="T13">The <text:s/>metric for key frame extraction would change according to the application. </text:span></text:p>
        </text:list-item>
      </text:list>
      <text:p text:style-name="P13"><text:soft-page-break/><text:span text:style-name="T13"/></text:p>
      <text:p text:style-name="P13"><text:span text:style-name="T13">4. References</text:span></text:p>
      <text:list xml:id="list5474815166843155034" text:style-name="L11">
        <text:list-item>
          <text:p text:style-name="P15"><text:a xlink:type="simple" xlink:href="http://docs.opencv.org/3.0-beta/doc/py_tutorials/py_feature2d/py_table_of_contents_feature2d/py_table_of_contents_feature2d.html" text:style-name="Internet_20_link" text:visited-style-name="Visited_20_Internet_20_Link"><text:span text:style-name="T5">OpenCV3 documentation</text:span></text:a></text:p>
        </text:list-item>
        <text:list-item>
          <text:p text:style-name="P15"><text:a xlink:type="simple" xlink:href="http://www.pyimagesearch.com/2016/01/11/opencv-panorama-stitching/" text:style-name="Internet_20_link" text:visited-style-name="Visited_20_Internet_20_Link"><text:span text:style-name="T17">Image-stitching blog</text:span></text:a></text:p>
        </text:list-item>
      </text:list>
      <text:p text:style-name="P16"><text:span text:style-name="T17"/></text:p>
      <text:p text:style-name="P17"><text:span text:style-name="T17">N</text:span><text:span text:style-name="T16">ote:</text:span></text:p>
      <text:p text:style-name="P17"><text:span text:style-name="T16"><text:tab/>Refer Readme.txt to execute the dem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Lucida Grande', 'Lucida Sans Unicode', Genev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00:17.914318282</meta:creation-date>
    <dc:date>2017-04-28T18:55:19.220272942</dc:date>
    <meta:editing-duration>PT31M3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422" meta:character-count="2435" meta:non-whitespace-character-count="2073"/>
  </office:meta>
</office:document-meta>
</file>